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cm" draw:marker-start="" draw:marker-start-center="false" draw:marker-end="" draw:marker-end-center="false" svg:stroke-opacity="100%"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00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2.794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standard">
      <style:graphic-properties draw:stroke="none" svg:stroke-width="0cm" draw:marker-start="" draw:marker-start-center="false" draw:marker-end="" draw:marker-end-center="false" svg:stroke-opacity="100%"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2.981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4" style:family="graphic" style:parent-style-name="standard">
      <style:graphic-properties draw:stroke="none" svg:stroke-width="0cm" draw:marker-start="" draw:marker-start-center="false" draw:marker-end="" draw:marker-end-center="false" svg:stroke-opacity="100%" draw:fill="solid" draw:fill-color="#0047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3.156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5" style:family="graphic" style:parent-style-name="standard">
      <style:graphic-properties draw:stroke="none" svg:stroke-width="0cm" svg:stroke-color="#ffffff" draw:marker-start="" draw:marker-start-width="1.719cm" draw:marker-start-center="false" draw:marker-end="" draw:marker-end-width="1.719cm" draw:marker-end-center="false" svg:stroke-opacity="100%" draw:stroke-linejoin="miter"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3.332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6" style:family="graphic" style:parent-style-name="standard">
      <style:graphic-properties draw:stroke="none" draw:fill="solid" draw:fill-color="#ffffff" draw:opacity-name="Transparency_20_11" draw:textarea-horizontal-align="justify" draw:textarea-vertical-align="middle" draw:auto-grow-height="false"/>
    </style:style>
    <style:style style:name="gr7" style:family="graphic" style:parent-style-name="standard">
      <style:graphic-properties draw:stroke="none" draw:fill="solid" draw:fill-color="#000000" draw:opacity-name="Transparency_20_15"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Default">
        <draw:g>
          <dr3d:scene draw:style-name="gr1" svg:width="18.508cm" svg:height="20.754cm" svg:x="1.015cm" svg:y="1.372cm" dr3d:transform="matrix (0.843462486425513 0.51753832320604 0.143962210339987 -0.356336533486329 0.739577897538376 -0.571006837415861 -0.401989190023612 0.430323851867169 0.808224024400638 -12.2189223609384cm 2.38959716118901cm -9.08467984036862cm)" dr3d:vrp="(0 0 46635.9051428571)" dr3d:vpn="(0 0 43308.9051428571)" dr3d:projection="perspective" dr3d:distance="3.327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2904 -18780 15146 14606" svg:d="m5338-4174-228-14-226-41-223-65-217-89-210-110-201-130-190-148-178-164-164-178-148-190-130-201-110-210-89-217-65-223-41-226-14-228v-9737l14-228 41-226 65-223 89-217 110-210 130-201 148-191 164-178 178-164 190-147 201-130 210-111 217-89 223-65 226-41 228-14h10277l228 14 226 41 223 65 217 89 210 111 201 130 191 147 178 164 164 178 147 191 130 201 111 210 89 217 65 223 41 226 14 228v9737l-14 228-41 226-65 223-89 217-111 210-130 201-147 190-164 178-178 164-191 148-201 130-210 110-217 89-223 65-226 41-228 14zm-12711 0zm15146-14606z"/>
            <dr3d:extrude draw:style-name="gr3" draw:layer="layout" svg:viewBox="3540 -18145 13971 13336" svg:d="m5762-4809-208-13-206-37-204-60-198-81-192-101-183-118-174-135-163-149-149-163-135-174-118-183-101-192-81-198-60-204-37-206-13-208v-8891l13-208 37-206 60-204 81-198 101-192 118-184 135-174 149-162 163-150 174-135 183-118 192-101 198-81 204-60 206-37 208-13h9526l208 13 206 37 204 60 198 81 192 101 184 118 174 135 162 150 150 162 135 174 118 184 101 192 81 198 60 204 37 206 13 208v8891l-13 208-37 206-60 204-81 198-101 192-118 183-135 174-150 163-162 149-174 135-184 118-192 101-198 81-204 60-206 37-208 13zm-11748 0zm13971-13336z"/>
            <dr3d:extrude draw:style-name="gr4" draw:layer="layout" svg:viewBox="4175 -17510 12701 12066" svg:d="m6185-5444-188-12-187-33-184-54-179-74-174-91-166-107-157-122-147-135-135-147-122-157-107-166-91-174-74-179-54-184-33-187-12-188v-8044l12-188 33-187 54-184 74-179 91-174 107-166 122-157 135-147 147-136 157-122 166-107 174-91 179-74 184-54 187-33 188-12h8680l188 12 187 33 184 54 179 74 174 91 166 107 157 122 147 136 136 147 122 157 107 166 91 174 74 179 54 184 33 187 12 188v8044l-12 188-33 187-54 184-74 179-91 174-107 166-122 157-136 147-147 135-157 122-166 107-174 91-179 74-184 54-187 33-188 12zm-10690 0zm12701-12066z"/>
            <dr3d:extrude draw:style-name="gr5" draw:layer="layout" svg:viewBox="5657 -15611 8764 9101" svg:d="m10747-7833 64-2337 2623 2769 844 891 33-1226 96-3564 14-508-508-13-3055-83 82-3056 14-508-508-13-3563-97-1226-33 843 890 2624 2770-2338-63-13 508-14 507 3056 83-83 3056 508 14zm3089-1144-1781-1879 1830 49zm-3517-1830-1780-1879 1830 50z"/>
          </dr3d:scene>
          <draw:custom-shape draw:style-name="gr6" draw:text-style-name="P1" draw:layer="layout" svg:width="7.709cm" svg:height="15.437cm" draw:transform="rotate (1.07774081310629) translate (5.445cm 6.393cm)">
            <text:p/>
            <draw:enhanced-geometry svg:viewBox="0 0 21600 21600" draw:type="rectangle" draw:enhanced-path="M 0 0 L 21600 0 21600 21600 0 21600 0 0 Z N"/>
          </draw:custom-shape>
          <draw:custom-shape draw:style-name="gr7" draw:text-style-name="P1" draw:layer="layout" svg:width="15.24cm" svg:height="1.27cm" svg:x="2.27cm" svg:y="2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10" draw:display-name="Transparency 10" draw:style="linear" draw:start="100%" draw:end="50%" draw:angle="3500" draw:border="0%"/>
    <draw:opacity draw:name="Transparency_20_11" draw:display-name="Transparency 11" draw:style="linear" draw:start="50%" draw:end="0%" draw:angle="3500" draw:border="0%"/>
    <draw:opacity draw:name="Transparency_20_12" draw:display-name="Transparency 12" draw:style="radial" draw:cx="50%" draw:cy="50%" draw:start="100%" draw:end="0%" draw:border="0%"/>
    <draw:opacity draw:name="Transparency_20_13" draw:display-name="Transparency 13" draw:style="radial" draw:cx="50%" draw:cy="50%" draw:start="50%" draw:end="100%" draw:border="0%"/>
    <draw:opacity draw:name="Transparency_20_14" draw:display-name="Transparency 14" draw:style="radial" draw:cx="50%" draw:cy="50%" draw:start="50%" draw:end="0%" draw:border="0%"/>
    <draw:opacity draw:name="Transparency_20_15" draw:display-name="Transparency 15" draw:style="radial" draw:cx="50%" draw:cy="50%" draw:start="0%" draw:end="30%" draw:border="0%"/>
    <draw:opacity draw:name="Transparency_20_2" draw:display-name="Transparency 2" draw:style="linear" draw:start="45%"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2000" draw:border="0%"/>
    <draw:opacity draw:name="Transparency_20_6" draw:display-name="Transparency 6" draw:style="linear" draw:start="100%" draw:end="0%" draw:angle="600" draw:border="0%"/>
    <draw:opacity draw:name="Transparency_20_7" draw:display-name="Transparency 7" draw:style="linear" draw:start="100%" draw:end="0%" draw:angle="3000" draw:border="0%"/>
    <draw:opacity draw:name="Transparency_20_8" draw:display-name="Transparency 8" draw:style="linear" draw:start="100%" draw:end="0%" draw:angle="3300" draw:border="0%"/>
    <draw:opacity draw:name="Transparency_20_9" draw:display-name="Transparency 9" draw:style="linear" draw:start="100%" draw:end="0%" draw:angle="100" draw:border="0%"/>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K.Takanori </meta:initial-creator>
    <meta:creation-date>2011-07-26T21:10:48</meta:creation-date>
    <dc:date>2011-07-27T12:12:55</dc:date>
    <dc:creator>K.Takanori </dc:creator>
    <meta:editing-duration>PT38M28S</meta:editing-duration>
    <meta:editing-cycles>2</meta:editing-cycles>
    <meta:generator>LibreOffice/3.3$Unix LibreOffice_project/330m19$Build-202</meta:generator>
    <meta:document-statistic meta:object-count="8"/>
  </office:meta>
</office:document-meta>
</file>